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CHRG10-5D line (ol29)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Cr2O3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g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G10_5D_ol29_line</text:p>
          </table:table-cell>
          <table:table-cell office:value-type="float" office:value="30.3214" calcext:value-type="float">
            <text:p>30.3214</text:p>
          </table:table-cell>
          <table:table-cell office:value-type="float" office:value="42.4045" calcext:value-type="float">
            <text:p>42.4045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107" calcext:value-type="float">
            <text:p>0.0107</text:p>
          </table:table-cell>
          <table:table-cell office:value-type="float" office:value="14.6422" calcext:value-type="float">
            <text:p>14.6422</text:p>
          </table:table-cell>
          <table:table-cell office:value-type="float" office:value="7.4443" calcext:value-type="float">
            <text:p>7.4443</text:p>
          </table:table-cell>
          <table:table-cell office:value-type="float" office:value="3.5969" calcext:value-type="float">
            <text:p>3.5969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0982" calcext:value-type="float">
            <text:p>0.0982</text:p>
          </table:table-cell>
          <table:table-cell office:value-type="float" office:value="98.8158" calcext:value-type="float">
            <text:p>98.8158</text:p>
          </table:table-cell>
          <table:table-cell table:formula="of:=100*[.C5]/([.C5]+[.G5])" office:value-type="float" office:value="67.435436664324" calcext:value-type="float">
            <text:p>67.4354366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G10_5D_ol29_line</text:p>
          </table:table-cell>
          <table:table-cell office:value-type="float" office:value="40.6752" calcext:value-type="float">
            <text:p>40.6752</text:p>
          </table:table-cell>
          <table:table-cell office:value-type="float" office:value="38.9366" calcext:value-type="float">
            <text:p>38.9366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398" calcext:value-type="float">
            <text:p>0.0398</text:p>
          </table:table-cell>
          <table:table-cell office:value-type="float" office:value="18.6365" calcext:value-type="float">
            <text:p>18.6365</text:p>
          </table:table-cell>
          <table:table-cell office:value-type="float" office:value="0.041" calcext:value-type="float">
            <text:p>0.041</text:p>
          </table:table-cell>
          <table:table-cell office:value-type="float" office:value="0.4168" calcext:value-type="float">
            <text:p>0.4168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1409" calcext:value-type="float">
            <text:p>0.1409</text:p>
          </table:table-cell>
          <table:table-cell office:value-type="float" office:value="99.2365" calcext:value-type="float">
            <text:p>99.2365</text:p>
          </table:table-cell>
          <table:table-cell table:formula="of:=100*[.C6]/([.C6]+[.G6])" office:value-type="float" office:value="68.578712125938" calcext:value-type="float">
            <text:p>68.5787121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G10_5D_ol29_line</text:p>
          </table:table-cell>
          <table:table-cell office:value-type="float" office:value="43.292" calcext:value-type="float">
            <text:p>43.292</text:p>
          </table:table-cell>
          <table:table-cell office:value-type="float" office:value="39.5875" calcext:value-type="float">
            <text:p>39.587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327" calcext:value-type="float">
            <text:p>0.0327</text:p>
          </table:table-cell>
          <table:table-cell office:value-type="float" office:value="15.6571" calcext:value-type="float">
            <text:p>15.6571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1691" calcext:value-type="float">
            <text:p>0.1691</text:p>
          </table:table-cell>
          <table:table-cell office:value-type="float" office:value="99.4163" calcext:value-type="float">
            <text:p>99.4163</text:p>
          </table:table-cell>
          <table:table-cell table:formula="of:=100*[.C7]/([.C7]+[.G7])" office:value-type="float" office:value="73.4396284252007" calcext:value-type="float">
            <text:p>73.4396284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G10_5D_ol29_line</text:p>
          </table:table-cell>
          <table:table-cell office:value-type="float" office:value="43.5608" calcext:value-type="float">
            <text:p>43.5608</text:p>
          </table:table-cell>
          <table:table-cell office:value-type="float" office:value="39.7638" calcext:value-type="float">
            <text:p>39.7638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86" calcext:value-type="float">
            <text:p>0.0486</text:p>
          </table:table-cell>
          <table:table-cell office:value-type="float" office:value="15.6347" calcext:value-type="float">
            <text:p>15.6347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1791" calcext:value-type="float">
            <text:p>0.1791</text:p>
          </table:table-cell>
          <table:table-cell office:value-type="float" office:value="99.8721" calcext:value-type="float">
            <text:p>99.8721</text:p>
          </table:table-cell>
          <table:table-cell table:formula="of:=100*[.C8]/([.C8]+[.G8])" office:value-type="float" office:value="73.5880261168501" calcext:value-type="float">
            <text:p>73.58802611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G10_5D_ol29_line</text:p>
          </table:table-cell>
          <table:table-cell office:value-type="float" office:value="42.6491" calcext:value-type="float">
            <text:p>42.6491</text:p>
          </table:table-cell>
          <table:table-cell office:value-type="float" office:value="39.5027" calcext:value-type="float">
            <text:p>39.502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06" calcext:value-type="float">
            <text:p>0.0406</text:p>
          </table:table-cell>
          <table:table-cell office:value-type="float" office:value="16.182" calcext:value-type="float">
            <text:p>16.18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174" calcext:value-type="float">
            <text:p>0.174</text:p>
          </table:table-cell>
          <table:table-cell office:value-type="float" office:value="99.1753" calcext:value-type="float">
            <text:p>99.1753</text:p>
          </table:table-cell>
          <table:table-cell table:formula="of:=100*[.C9]/([.C9]+[.G9])" office:value-type="float" office:value="72.4941400041815" calcext:value-type="float">
            <text:p>72.4941400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G10_5D_ol29_line</text:p>
          </table:table-cell>
          <table:table-cell office:value-type="float" office:value="42.2697" calcext:value-type="float">
            <text:p>42.2697</text:p>
          </table:table-cell>
          <table:table-cell office:value-type="float" office:value="39.3401" calcext:value-type="float">
            <text:p>39.340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98" calcext:value-type="float">
            <text:p>0.0298</text:p>
          </table:table-cell>
          <table:table-cell office:value-type="float" office:value="16.7565" calcext:value-type="float">
            <text:p>16.756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1488" calcext:value-type="float">
            <text:p>0.1488</text:p>
          </table:table-cell>
          <table:table-cell office:value-type="float" office:value="99.1615" calcext:value-type="float">
            <text:p>99.1615</text:p>
          </table:table-cell>
          <table:table-cell table:formula="of:=100*[.C10]/([.C10]+[.G10])" office:value-type="float" office:value="71.6117588460718" calcext:value-type="float">
            <text:p>71.61175884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G10_5D_ol29_line</text:p>
          </table:table-cell>
          <table:table-cell office:value-type="float" office:value="42.272" calcext:value-type="float">
            <text:p>42.272</text:p>
          </table:table-cell>
          <table:table-cell office:value-type="float" office:value="39.4271" calcext:value-type="float">
            <text:p>39.427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office:value-type="float" office:value="16.9511" calcext:value-type="float">
            <text:p>16.9511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1382" calcext:value-type="float">
            <text:p>0.1382</text:p>
          </table:table-cell>
          <table:table-cell office:value-type="float" office:value="99.4259" calcext:value-type="float">
            <text:p>99.4259</text:p>
          </table:table-cell>
          <table:table-cell table:formula="of:=100*[.C11]/([.C11]+[.G11])" office:value-type="float" office:value="71.3775536910429" calcext:value-type="float">
            <text:p>71.377553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G10_5D_ol29_line</text:p>
          </table:table-cell>
          <table:table-cell office:value-type="float" office:value="42.3052" calcext:value-type="float">
            <text:p>42.3052</text:p>
          </table:table-cell>
          <table:table-cell office:value-type="float" office:value="39.3589" calcext:value-type="float">
            <text:p>39.358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41" calcext:value-type="float">
            <text:p>0.0141</text:p>
          </table:table-cell>
          <table:table-cell office:value-type="float" office:value="17.0048" calcext:value-type="float">
            <text:p>17.0048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1391" calcext:value-type="float">
            <text:p>0.1391</text:p>
          </table:table-cell>
          <table:table-cell office:value-type="float" office:value="99.4243" calcext:value-type="float">
            <text:p>99.4243</text:p>
          </table:table-cell>
          <table:table-cell table:formula="of:=100*[.C12]/([.C12]+[.G12])" office:value-type="float" office:value="71.3289495869162" calcext:value-type="float">
            <text:p>71.32894958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G10_5D_ol29_line</text:p>
          </table:table-cell>
          <table:table-cell office:value-type="float" office:value="42.235" calcext:value-type="float">
            <text:p>42.235</text:p>
          </table:table-cell>
          <table:table-cell office:value-type="float" office:value="39.2274" calcext:value-type="float">
            <text:p>39.227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17.2762" calcext:value-type="float">
            <text:p>17.2762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472" calcext:value-type="float">
            <text:p>0.1472</text:p>
          </table:table-cell>
          <table:table-cell office:value-type="float" office:value="99.5058" calcext:value-type="float">
            <text:p>99.5058</text:p>
          </table:table-cell>
          <table:table-cell table:formula="of:=100*[.C13]/([.C13]+[.G13])" office:value-type="float" office:value="70.9698342496875" calcext:value-type="float">
            <text:p>70.9698342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G10_5D_ol29_line</text:p>
          </table:table-cell>
          <table:table-cell office:value-type="float" office:value="42.3029" calcext:value-type="float">
            <text:p>42.3029</text:p>
          </table:table-cell>
          <table:table-cell office:value-type="float" office:value="39.3724" calcext:value-type="float">
            <text:p>39.3724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7" calcext:value-type="float">
            <text:p>0.0157</text:p>
          </table:table-cell>
          <table:table-cell office:value-type="float" office:value="17.4393" calcext:value-type="float">
            <text:p>17.4393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1404" calcext:value-type="float">
            <text:p>0.1404</text:p>
          </table:table-cell>
          <table:table-cell office:value-type="float" office:value="99.8899" calcext:value-type="float">
            <text:p>99.8899</text:p>
          </table:table-cell>
          <table:table-cell table:formula="of:=100*[.C14]/([.C14]+[.G14])" office:value-type="float" office:value="70.8090763313035" calcext:value-type="float">
            <text:p>70.8090763313</text:p>
          </table:table-cell>
        </table:table-row>
        <table:table-row table:style-name="ro1" table:number-rows-repeated="5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cm" fo:margin-bottom="0.799cm" fo:margin-left="0.91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31:21.907000000</meta:creation-date>
    <dc:date>2013-11-10T18:50:38.624000000</dc:date>
    <meta:editing-duration>P0D</meta:editing-duration>
    <meta:editing-cycles>1</meta:editing-cycles>
    <meta:generator>LibreOffice/4.1.0.4$Windows_x86 LibreOffice_project/89ea49ddacd9aa532507cbf852f2bb22b1ace28</meta:generator>
    <meta:print-date>2013-11-10T18:44:15.175000000</meta:print-date>
    <meta:document-statistic meta:table-count="1" meta:cell-count="145" meta:object-count="0"/>
  </office:meta>
</office:document-meta>
</file>